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fo:margin-top="0.0791in" fo:margin-bottom="0.0791in"/>
    </style:style>
    <style:style style:name="T2" style:parent-style-name="DefaultParagraphFont" style:family="text">
      <style:text-properties fo:font-style="italic" style:font-style-asian="italic" style:font-style-complex="italic" fo:font-size="14pt" style:font-size-asian="14pt" style:font-size-complex="14pt"/>
    </style:style>
    <style:style style:name="T3" style:parent-style-name="DefaultParagraphFont" style:family="text">
      <style:text-properties fo:font-style="italic" style:font-style-asian="italic" style:font-style-complex="italic" fo:font-size="14pt" style:font-size-asian="14pt" style:font-size-complex="14pt"/>
    </style:style>
    <style:style style:name="T4" style:parent-style-name="DefaultParagraphFont" style:family="text">
      <style:text-properties fo:font-style="italic" style:font-style-asian="italic" style:font-style-complex="italic" fo:font-size="14pt" style:font-size-asian="14pt" style:font-size-complex="14pt"/>
    </style:style>
    <style:style style:name="T5" style:parent-style-name="DefaultParagraphFont" style:family="text">
      <style:text-properties fo:font-size="14pt" style:font-size-asian="14pt" style:font-size-complex="14pt"/>
    </style:style>
    <style:style style:name="T6" style:parent-style-name="DefaultParagraphFont" style:family="text">
      <style:text-properties fo:font-style="italic" style:font-style-asian="italic" style:font-style-complex="italic" fo:font-size="14pt" style:font-size-asian="14pt" style:font-size-complex="14pt"/>
    </style:style>
    <style:style style:name="T7" style:parent-style-name="DefaultParagraphFont" style:family="text">
      <style:text-properties fo:font-style="italic" style:font-style-asian="italic" style:font-style-complex="italic" fo:font-size="14pt" style:font-size-asian="14pt" style:font-size-complex="14pt"/>
    </style:style>
    <style:style style:name="T8" style:parent-style-name="DefaultParagraphFont" style:family="text">
      <style:text-properties fo:font-style="italic" style:font-style-asian="italic" style:font-style-complex="italic" fo:font-size="14pt" style:font-size-asian="14pt" style:font-size-complex="14pt"/>
    </style:style>
    <style:style style:name="T9" style:parent-style-name="DefaultParagraphFont" style:family="text">
      <style:text-properties fo:font-style="italic" style:font-style-asian="italic" style:font-style-complex="italic" fo:font-size="14pt" style:font-size-asian="14pt" style:font-size-complex="14pt"/>
    </style:style>
    <style:style style:name="P10" style:parent-style-name="Standard" style:family="paragraph">
      <style:paragraph-properties fo:margin-top="0.0791in" fo:margin-bottom="0.0791in"/>
      <style:text-properties style:font-name="Cambria" fo:font-weight="bold" style:font-weight-asian="bold" style:font-weight-complex="bold" fo:font-size="16pt" style:font-size-asian="16pt" style:font-size-complex="16pt"/>
    </style:style>
    <style:style style:name="P11" style:parent-style-name="Standard" style:family="paragraph">
      <style:paragraph-properties fo:margin-top="0.0791in" fo:margin-bottom="0.0791in"/>
      <style:text-properties fo:font-style="italic" style:font-style-asian="italic" style:font-style-complex="italic" fo:font-size="14pt" style:font-size-asian="14pt" style:font-size-complex="14pt"/>
    </style:style>
    <style:style style:name="P12" style:parent-style-name="Standard" style:family="paragraph">
      <style:paragraph-properties fo:margin-top="0.0791in" fo:margin-bottom="0.0791in"/>
    </style:style>
    <style:style style:name="T13" style:parent-style-name="DefaultParagraphFont" style:family="text">
      <style:text-properties fo:font-weight="bold" style:font-weight-asian="bold" style:font-weight-complex="bold" fo:font-size="14pt" style:font-size-asian="14pt" style:font-size-complex="14pt"/>
    </style:style>
    <style:style style:name="T14" style:parent-style-name="DefaultParagraphFont" style:family="text">
      <style:text-properties fo:font-size="14pt" style:font-size-asian="14pt" style:font-size-complex="14pt"/>
    </style:style>
    <style:style style:name="T15" style:parent-style-name="DefaultParagraphFont" style:family="text">
      <style:text-properties fo:font-size="14pt" style:font-size-asian="14pt" style:font-size-complex="14pt"/>
    </style:style>
    <style:style style:name="T16" style:parent-style-name="DefaultParagraphFont" style:family="text">
      <style:text-properties fo:font-size="14pt" style:font-size-asian="14pt" style:font-size-complex="14pt"/>
    </style:style>
    <style:style style:name="T17" style:parent-style-name="DefaultParagraphFont" style:family="text">
      <style:text-properties fo:color="#000000" fo:font-size="14pt" style:font-size-asian="14pt" style:font-size-complex="14pt"/>
    </style:style>
    <style:style style:name="T18" style:parent-style-name="DefaultParagraphFont" style:family="text">
      <style:text-properties fo:font-size="14pt" style:font-size-asian="14pt" style:font-size-complex="14pt"/>
    </style:style>
    <style:style style:name="T19" style:parent-style-name="DefaultParagraphFont" style:family="text">
      <style:text-properties fo:font-size="14pt" style:font-size-asian="14pt" style:font-size-complex="14pt"/>
    </style:style>
    <style:style style:name="T20" style:parent-style-name="DefaultParagraphFont" style:family="text">
      <style:text-properties fo:font-size="14pt" style:font-size-asian="14pt" style:font-size-complex="14pt"/>
    </style:style>
    <style:style style:name="P21" style:parent-style-name="Standard" style:family="paragraph">
      <style:paragraph-properties fo:margin-top="0.0791in" fo:margin-bottom="0.0791in"/>
    </style:style>
    <style:style style:name="T22" style:parent-style-name="DefaultParagraphFont" style:family="text">
      <style:text-properties fo:font-weight="bold" style:font-weight-asian="bold" style:font-weight-complex="bold" fo:font-size="14pt" style:font-size-asian="14pt" style:font-size-complex="14pt"/>
    </style:style>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fo:font-size="14pt" style:font-size-asian="14pt" style:font-size-complex="14pt"/>
    </style:style>
    <style:style style:name="P27" style:parent-style-name="Standard" style:family="paragraph">
      <style:paragraph-properties fo:margin-top="0.0791in" fo:margin-bottom="0.0791in"/>
    </style:style>
    <style:style style:name="T28" style:parent-style-name="DefaultParagraphFont" style:family="text">
      <style:text-properties fo:font-weight="bold" style:font-weight-asian="bold" style:font-weight-complex="bold" fo:font-size="14pt" style:font-size-asian="14pt" style:font-size-complex="14pt"/>
    </style:style>
    <style:style style:name="T29" style:parent-style-name="DefaultParagraphFont" style:family="text">
      <style:text-properties fo:font-size="14pt" style:font-size-asian="14pt" style:font-size-complex="14pt"/>
    </style:style>
    <style:style style:name="T30" style:parent-style-name="DefaultParagraphFont" style:family="text">
      <style:text-properties fo:font-size="14pt" style:font-size-asian="14pt" style:font-size-complex="14pt"/>
    </style:style>
    <style:style style:name="T31" style:parent-style-name="DefaultParagraphFont" style:family="text">
      <style:text-properties fo:font-size="14pt" style:font-size-asian="14pt" style:font-size-complex="14pt"/>
    </style:style>
    <style:style style:name="P32" style:parent-style-name="Standard" style:family="paragraph">
      <style:paragraph-properties fo:margin-top="0.0791in" fo:margin-bottom="0.0791in"/>
      <style:text-properties fo:font-style="italic" style:font-style-asian="italic" style:font-style-complex="italic" fo:font-size="14pt" style:font-size-asian="14pt" style:font-size-complex="14pt"/>
    </style:style>
    <style:style style:name="P33" style:parent-style-name="Standard" style:family="paragraph">
      <style:paragraph-properties fo:margin-top="0.0791in" fo:margin-bottom="0.0791in"/>
    </style:style>
    <style:style style:name="T34" style:parent-style-name="DefaultParagraphFont" style:family="text">
      <style:text-properties fo:font-weight="bold" style:font-weight-asian="bold" style:font-weight-complex="bold" fo:font-size="14pt" style:font-size-asian="14pt" style:font-size-complex="14pt"/>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size="14pt" style:font-size-asian="14pt" style:font-size-complex="14pt"/>
    </style:style>
    <style:style style:name="P37" style:parent-style-name="Standard" style:family="paragraph">
      <style:paragraph-properties fo:margin-top="0.0791in" fo:margin-bottom="0.0791in"/>
      <style:text-properties fo:font-style="italic" style:font-style-asian="italic" style:font-style-complex="italic" fo:font-size="14pt" style:font-size-asian="14pt" style:font-size-complex="14pt"/>
    </style:style>
    <style:style style:name="P38" style:parent-style-name="Standard" style:family="paragraph">
      <style:paragraph-properties fo:margin-top="0.0791in" fo:margin-bottom="0.0791in"/>
    </style:style>
    <style:style style:name="T39" style:parent-style-name="DefaultParagraphFont" style:family="text">
      <style:text-properties fo:font-weight="bold" style:font-weight-asian="bold" style:font-weight-complex="bold" fo:font-size="14pt" style:font-size-asian="14pt" style:font-size-complex="14pt"/>
    </style:style>
    <style:style style:name="T40"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style:style>
    <style:style style:name="T41" style:parent-style-name="DefaultParagraphFont" style:family="text">
      <style:text-properties fo:font-size="14pt" style:font-size-asian="14pt" style:font-size-complex="14pt"/>
    </style:style>
    <style:style style:name="T42" style:parent-style-name="DefaultParagraphFont" style:family="text">
      <style:text-properties fo:font-size="14pt" style:font-size-asian="14pt" style:font-size-complex="14pt"/>
    </style:style>
    <style:style style:name="T43" style:parent-style-name="DefaultParagraphFont" style:family="text">
      <style:text-properties fo:font-style="italic" style:font-style-asian="italic" style:font-style-complex="italic" fo:font-size="14pt" style:font-size-asian="14pt" style:font-size-complex="14pt"/>
    </style:style>
    <style:style style:name="T44" style:parent-style-name="DefaultParagraphFont" style:family="text">
      <style:text-properties fo:font-size="14pt" style:font-size-asian="14pt" style:font-size-complex="14pt"/>
    </style:style>
    <style:style style:name="T45" style:parent-style-name="DefaultParagraphFont" style:family="text">
      <style:text-properties fo:font-size="14pt" style:font-size-asian="14pt" style:font-size-complex="14pt"/>
    </style:style>
    <style:style style:name="P46" style:parent-style-name="Standard" style:family="paragraph">
      <style:paragraph-properties fo:margin-top="0.0791in" fo:margin-bottom="0.0791in"/>
    </style:style>
    <style:style style:name="T47" style:parent-style-name="DefaultParagraphFont" style:family="text">
      <style:text-properties fo:font-weight="bold" style:font-weight-asian="bold" style:font-weight-complex="bold" fo:font-size="14pt" style:font-size-asian="14pt" style:font-size-complex="14pt"/>
    </style:style>
    <style:style style:name="T48" style:parent-style-name="DefaultParagraphFont" style:family="text">
      <style:text-properties fo:font-size="14pt" style:font-size-asian="14pt" style:font-size-complex="14pt"/>
    </style:style>
    <style:style style:name="T49" style:parent-style-name="DefaultParagraphFont" style:family="text">
      <style:text-properties fo:font-size="14pt" style:font-size-asian="14pt" style:font-size-complex="14pt"/>
    </style:style>
    <style:style style:name="T50" style:parent-style-name="DefaultParagraphFont" style:family="text">
      <style:text-properties fo:font-size="14pt" style:font-size-asian="14pt" style:font-size-complex="14pt"/>
    </style:style>
    <style:style style:name="T51" style:parent-style-name="DefaultParagraphFont" style:family="text">
      <style:text-properties fo:font-size="14pt" style:font-size-asian="14pt" style:font-size-complex="14pt"/>
    </style:style>
    <style:style style:name="T52" style:parent-style-name="DefaultParagraphFont" style:family="text">
      <style:text-properties fo:font-size="14pt" style:font-size-asian="14pt" style:font-size-complex="14pt"/>
    </style:style>
    <style:style style:name="P53" style:parent-style-name="Standard" style:family="paragraph">
      <style:paragraph-properties fo:margin-top="0.0791in" fo:margin-bottom="0.0791in"/>
    </style:style>
    <style:style style:name="T54" style:parent-style-name="DefaultParagraphFont" style:family="text">
      <style:text-properties fo:font-weight="bold" style:font-weight-asian="bold" style:font-weight-complex="bold" fo:font-size="14pt" style:font-size-asian="14pt" style:font-size-complex="14pt"/>
    </style:style>
    <style:style style:name="T55" style:parent-style-name="DefaultParagraphFont" style:family="text">
      <style:text-properties fo:font-weight="bold" style:font-weight-asian="bold" style:font-weight-complex="bold" fo:font-size="14pt" style:font-size-asian="14pt" style:font-size-complex="14pt"/>
    </style:style>
    <style:style style:name="T56" style:parent-style-name="DefaultParagraphFont" style:family="text">
      <style:text-properties fo:font-size="14pt" style:font-size-asian="14pt" style:font-size-complex="14pt"/>
    </style:style>
    <style:style style:name="T57" style:parent-style-name="DefaultParagraphFont" style:family="text">
      <style:text-properties fo:font-size="14pt" style:font-size-asian="14pt" style:font-size-complex="14pt"/>
    </style:style>
    <style:style style:name="T58" style:parent-style-name="DefaultParagraphFont" style:family="text">
      <style:text-properties fo:font-style="italic" style:font-style-asian="italic" style:font-style-complex="italic" fo:font-size="14pt" style:font-size-asian="14pt" style:font-size-complex="14pt"/>
    </style:style>
    <style:style style:name="T59" style:parent-style-name="DefaultParagraphFont" style:family="text">
      <style:text-properties fo:font-size="14pt" style:font-size-asian="14pt" style:font-size-complex="14pt"/>
    </style:style>
    <style:style style:name="T60" style:parent-style-name="DefaultParagraphFont" style:family="text">
      <style:text-properties fo:font-size="14pt" style:font-size-asian="14pt" style:font-size-complex="14pt"/>
    </style:style>
    <style:style style:name="P61" style:parent-style-name="Standard" style:family="paragraph">
      <style:paragraph-properties fo:margin-top="0.0791in" fo:margin-bottom="0.0791in"/>
      <style:text-properties fo:font-style="italic" style:font-style-asian="italic" style:font-style-complex="italic" fo:font-size="14pt" style:font-size-asian="14pt" style:font-size-complex="14pt"/>
    </style:style>
    <style:style style:name="P62" style:parent-style-name="Standard" style:family="paragraph">
      <style:paragraph-properties fo:margin-top="0.0791in" fo:margin-bottom="0.0791in"/>
    </style:style>
    <style:style style:name="T63" style:parent-style-name="DefaultParagraphFont" style:family="text">
      <style:text-properties fo:font-weight="bold" style:font-weight-asian="bold" style:font-weight-complex="bold" fo:font-size="14pt" style:font-size-asian="14pt" style:font-size-complex="14pt"/>
    </style:style>
    <style:style style:name="T64" style:parent-style-name="DefaultParagraphFont" style:family="text">
      <style:text-properties fo:font-style="italic" style:font-style-asian="italic" style:font-style-complex="italic" fo:font-size="14pt" style:font-size-asian="14pt" style:font-size-complex="14pt"/>
    </style:style>
    <style:style style:name="T65" style:parent-style-name="DefaultParagraphFont" style:family="text">
      <style:text-properties fo:font-style="italic" style:font-style-asian="italic" style:font-style-complex="italic" fo:font-size="14pt" style:font-size-asian="14pt" style:font-size-complex="14pt"/>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fo:font-size="14pt" style:font-size-asian="14pt" style:font-size-complex="14pt"/>
    </style:style>
    <style:style style:name="P68" style:parent-style-name="Standard" style:family="paragraph">
      <style:paragraph-properties fo:margin-top="0.0791in" fo:margin-bottom="0.0791in"/>
    </style:style>
    <style:style style:name="T69" style:parent-style-name="DefaultParagraphFont" style:family="text">
      <style:text-properties fo:font-weight="bold" style:font-weight-asian="bold" style:font-weight-complex="bold" fo:font-size="14pt" style:font-size-asian="14pt" style:font-size-complex="14pt"/>
    </style:style>
    <style:style style:name="T70" style:parent-style-name="DefaultParagraphFont" style:family="text">
      <style:text-properties fo:font-size="14pt" style:font-size-asian="14pt" style:font-size-complex="14pt"/>
    </style:style>
    <style:style style:name="T71" style:parent-style-name="DefaultParagraphFont" style:family="text">
      <style:text-properties fo:font-style="italic" style:font-style-asian="italic" style:font-style-complex="italic" fo:font-size="14pt" style:font-size-asian="14pt" style:font-size-complex="14pt"/>
    </style:style>
    <style:style style:name="T72" style:parent-style-name="DefaultParagraphFont" style:family="text">
      <style:text-properties fo:font-size="14pt" style:font-size-asian="14pt" style:font-size-complex="14pt"/>
    </style:style>
    <style:style style:name="T73" style:parent-style-name="DefaultParagraphFont" style:family="text">
      <style:text-properties fo:font-size="14pt" style:font-size-asian="14pt" style:font-size-complex="14pt"/>
    </style:style>
    <style:style style:name="T74" style:parent-style-name="DefaultParagraphFont" style:family="text">
      <style:text-properties fo:font-size="14pt" style:font-size-asian="14pt" style:font-size-complex="14pt"/>
    </style:style>
    <style:style style:name="P75" style:parent-style-name="Standard" style:family="paragraph">
      <style:paragraph-properties fo:margin-top="0.0791in" fo:margin-bottom="0.0791in"/>
      <style:text-properties fo:font-style="italic" style:font-style-asian="italic" style:font-style-complex="italic" fo:font-size="14pt" style:font-size-asian="14pt" style:font-size-complex="14pt"/>
    </style:style>
    <style:style style:name="P76" style:parent-style-name="Standard" style:family="paragraph">
      <style:paragraph-properties fo:margin-top="0.0791in" fo:margin-bottom="0.0791in"/>
    </style:style>
    <style:style style:name="T77" style:parent-style-name="DefaultParagraphFont" style:family="text">
      <style:text-properties fo:font-weight="bold" style:font-weight-asian="bold" style:font-weight-complex="bold" fo:font-size="14pt" style:font-size-asian="14pt" style:font-size-complex="14pt"/>
    </style:style>
    <style:style style:name="T78" style:parent-style-name="DefaultParagraphFont" style:family="text">
      <style:text-properties fo:font-size="14pt" style:font-size-asian="14pt" style:font-size-complex="14pt"/>
    </style:style>
    <style:style style:name="T79" style:parent-style-name="DefaultParagraphFont" style:family="text">
      <style:text-properties fo:font-size="14pt" style:font-size-asian="14pt" style:font-size-complex="14pt"/>
    </style:style>
    <style:style style:name="P80" style:parent-style-name="Standard" style:family="paragraph">
      <style:paragraph-properties fo:margin-top="0.0791in" fo:margin-bottom="0.0791in"/>
      <style:text-properties fo:font-size="14pt" style:font-size-asian="14pt" style:font-size-complex="14pt"/>
    </style:style>
    <style:style style:name="P81" style:parent-style-name="Standard" style:family="paragraph">
      <style:paragraph-properties fo:margin-top="0.0791in" fo:margin-bottom="0.0791in"/>
    </style:style>
    <style:style style:name="T82" style:parent-style-name="DefaultParagraphFont" style:family="text">
      <style:text-properties fo:font-weight="bold" style:font-weight-asian="bold" style:font-weight-complex="bold" fo:font-size="14pt" style:font-size-asian="14pt" style:font-size-complex="14pt"/>
    </style:style>
    <style:style style:name="T83" style:parent-style-name="DefaultParagraphFont" style:family="text">
      <style:text-properties fo:font-size="14pt" style:font-size-asian="14pt" style:font-size-complex="14pt"/>
    </style:style>
    <style:style style:name="T84" style:parent-style-name="DefaultParagraphFont" style:family="text">
      <style:text-properties fo:font-size="14pt" style:font-size-asian="14pt" style:font-size-complex="14pt"/>
    </style:style>
    <style:style style:name="T85" style:parent-style-name="DefaultParagraphFont" style:family="text">
      <style:text-properties fo:font-style="italic" style:font-style-asian="italic" style:font-style-complex="italic" fo:font-size="14pt" style:font-size-asian="14pt" style:font-size-complex="14pt"/>
    </style:style>
    <style:style style:name="T86" style:parent-style-name="DefaultParagraphFont" style:family="text">
      <style:text-properties fo:font-size="14pt" style:font-size-asian="14pt" style:font-size-complex="14pt"/>
    </style:style>
    <style:style style:name="T87" style:parent-style-name="DefaultParagraphFont" style:family="text">
      <style:text-properties fo:font-size="14pt" style:font-size-asian="14pt" style:font-size-complex="14pt"/>
    </style:style>
    <style:style style:name="T88" style:parent-style-name="DefaultParagraphFont" style:family="text">
      <style:text-properties fo:font-size="14pt" style:font-size-asian="14pt" style:font-size-complex="14pt"/>
    </style:style>
    <style:style style:name="T89" style:parent-style-name="DefaultParagraphFont" style:family="text">
      <style:text-properties fo:font-size="14pt" style:font-size-asian="14pt" style:font-size-complex="14pt"/>
    </style:style>
    <style:style style:name="P90" style:parent-style-name="Standard" style:family="paragraph">
      <style:paragraph-properties fo:margin-top="0.0791in" fo:margin-bottom="0.0791in"/>
    </style:style>
    <style:style style:name="T91" style:parent-style-name="DefaultParagraphFont" style:family="text">
      <style:text-properties fo:font-style="italic" style:font-style-asian="italic" style:font-style-complex="italic" fo:font-size="14pt" style:font-size-asian="14pt" style:font-size-complex="14pt"/>
    </style:style>
    <style:style style:name="T92" style:parent-style-name="DefaultParagraphFont" style:family="text">
      <style:text-properties fo:font-style="italic" style:font-style-asian="italic" style:font-style-complex="italic" fo:font-size="14pt" style:font-size-asian="14pt" style:font-size-complex="14pt"/>
    </style:style>
    <style:style style:name="P93" style:parent-style-name="Standard" style:family="paragraph">
      <style:paragraph-properties fo:margin-top="0.0791in" fo:margin-bottom="0.0791in"/>
    </style:style>
    <style:style style:name="T94" style:parent-style-name="DefaultParagraphFont" style:family="text">
      <style:text-properties fo:font-weight="bold" style:font-weight-asian="bold" style:font-weight-complex="bold" fo:font-size="14pt" style:font-size-asian="14pt" style:font-size-complex="14pt"/>
    </style:style>
    <style:style style:name="T95" style:parent-style-name="DefaultParagraphFont" style:family="text">
      <style:text-properties fo:font-weight="bold" style:font-weight-asian="bold" style:font-weight-complex="bold"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P97" style:parent-style-name="Standard" style:family="paragraph">
      <style:paragraph-properties fo:margin-top="0.0791in" fo:margin-bottom="0.0791in"/>
    </style:style>
    <style:style style:name="T98" style:parent-style-name="DefaultParagraphFont" style:family="text">
      <style:text-properties fo:font-weight="bold" style:font-weight-asian="bold" style:font-weight-complex="bold" fo:font-size="14pt" style:font-size-asian="14pt" style:font-size-complex="14pt"/>
    </style:style>
    <style:style style:name="T99" style:parent-style-name="DefaultParagraphFont" style:family="text">
      <style:text-properties fo:font-size="14pt" style:font-size-asian="14pt" style:font-size-complex="14pt"/>
    </style:style>
    <style:style style:name="T100" style:parent-style-name="DefaultParagraphFont" style:family="text">
      <style:text-properties fo:font-size="14pt" style:font-size-asian="14pt" style:font-size-complex="14pt"/>
    </style:style>
    <style:style style:name="T101" style:parent-style-name="DefaultParagraphFont" style:family="text">
      <style:text-properties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ize="14pt" style:font-size-asian="14pt" style:font-size-complex="14pt"/>
    </style:style>
    <style:style style:name="T104" style:parent-style-name="DefaultParagraphFont" style:family="text">
      <style:text-properties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ize="14pt" style:font-size-asian="14pt" style:font-size-complex="14pt"/>
    </style:style>
    <style:style style:name="T107" style:parent-style-name="DefaultParagraphFont" style:family="text">
      <style:text-properties fo:font-size="14pt" style:font-size-asian="14pt" style:font-size-complex="14pt"/>
    </style:style>
    <style:style style:name="T108" style:parent-style-name="DefaultParagraphFont" style:family="text">
      <style:text-properties fo:font-size="14pt" style:font-size-asian="14pt" style:font-size-complex="14pt"/>
    </style:style>
    <style:style style:name="P109" style:parent-style-name="Standard" style:family="paragraph">
      <style:paragraph-properties fo:margin-top="0.0791in" fo:margin-bottom="0.0791in"/>
    </style:style>
    <style:style style:name="T110" style:parent-style-name="DefaultParagraphFont" style:family="text">
      <style:text-properties fo:font-weight="bold" style:font-weight-asian="bold" style:font-weight-complex="bold" fo:font-size="14pt" style:font-size-asian="14pt" style:font-size-complex="14pt"/>
    </style:style>
    <style:style style:name="T111" style:parent-style-name="DefaultParagraphFont" style:family="text">
      <style:text-properties fo:font-size="14pt" style:font-size-asian="14pt" style:font-size-complex="14pt"/>
    </style:style>
    <style:style style:name="T112" style:parent-style-name="DefaultParagraphFont" style:family="text">
      <style:text-properties fo:font-size="14pt" style:font-size-asian="14pt" style:font-size-complex="14pt"/>
    </style:style>
    <style:style style:name="T113" style:parent-style-name="DefaultParagraphFont" style:family="text">
      <style:text-properties fo:font-size="14pt" style:font-size-asian="14pt" style:font-size-complex="14pt"/>
    </style:style>
    <style:style style:name="T114" style:parent-style-name="DefaultParagraphFont" style:family="text">
      <style:text-properties fo:font-size="14pt" style:font-size-asian="14pt" style:font-size-complex="14pt"/>
    </style:style>
    <style:style style:name="P115" style:parent-style-name="Standard" style:family="paragraph">
      <style:paragraph-properties fo:margin-top="0.0791in" fo:margin-bottom="0.0791in"/>
      <style:text-properties fo:font-style="italic" style:font-style-asian="italic" style:font-style-complex="italic" fo:font-size="14pt" style:font-size-asian="14pt" style:font-size-complex="14pt"/>
    </style:style>
    <style:style style:name="P116" style:parent-style-name="Standard" style:family="paragraph">
      <style:paragraph-properties fo:margin-top="0.0791in" fo:margin-bottom="0.0791in"/>
    </style:style>
    <style:style style:name="T117" style:parent-style-name="DefaultParagraphFont" style:family="text">
      <style:text-properties fo:font-weight="bold" style:font-weight-asian="bold" style:font-weight-complex="bold" fo:font-size="14pt" style:font-size-asian="14pt" style:font-size-complex="14pt"/>
    </style:style>
    <style:style style:name="T118" style:parent-style-name="DefaultParagraphFont" style:family="text">
      <style:text-properties fo:font-size="14pt" style:font-size-asian="14pt" style:font-size-complex="14pt"/>
    </style:style>
    <style:style style:name="T119" style:parent-style-name="DefaultParagraphFont" style:family="text">
      <style:text-properties fo:font-size="14pt" style:font-size-asian="14pt" style:font-size-complex="14pt"/>
    </style:style>
    <style:style style:name="P120" style:parent-style-name="Standard" style:family="paragraph">
      <style:paragraph-properties fo:margin-top="0.0791in" fo:margin-bottom="0.0791in"/>
    </style:style>
    <style:style style:name="T121" style:parent-style-name="DefaultParagraphFont" style:family="text">
      <style:text-properties fo:font-weight="bold" style:font-weight-asian="bold" style:font-weight-complex="bold" fo:font-size="14pt" style:font-size-asian="14pt" style:font-size-complex="14pt"/>
    </style:style>
    <style:style style:name="T122" style:parent-style-name="DefaultParagraphFont" style:family="text">
      <style:text-properties fo:font-size="14pt" style:font-size-asian="14pt" style:font-size-complex="14pt"/>
    </style:style>
    <style:style style:name="T123" style:parent-style-name="DefaultParagraphFont" style:family="text">
      <style:text-properties fo:font-size="14pt" style:font-size-asian="14pt" style:font-size-complex="14pt"/>
    </style:style>
    <style:style style:name="T124" style:parent-style-name="DefaultParagraphFont" style:family="text">
      <style:text-properties fo:font-size="14pt" style:font-size-asian="14pt" style:font-size-complex="14pt"/>
    </style:style>
    <style:style style:name="T125" style:parent-style-name="DefaultParagraphFont" style:family="text">
      <style:text-properties fo:font-size="14pt" style:font-size-asian="14pt" style:font-size-complex="14pt"/>
    </style:style>
    <style:style style:name="P126" style:parent-style-name="Standard" style:family="paragraph">
      <style:paragraph-properties fo:margin-top="0.0791in" fo:margin-bottom="0.0791in"/>
    </style:style>
    <style:style style:name="T127" style:parent-style-name="DefaultParagraphFont" style:family="text">
      <style:text-properties fo:font-weight="bold" style:font-weight-asian="bold" style:font-weight-complex="bold" fo:font-size="14pt" style:font-size-asian="14pt" style:font-size-complex="14pt"/>
    </style:style>
    <style:style style:name="T128" style:parent-style-name="DefaultParagraphFont" style:family="text">
      <style:text-properties fo:font-size="14pt" style:font-size-asian="14pt" style:font-size-complex="14pt"/>
    </style:style>
    <style:style style:name="T129" style:parent-style-name="DefaultParagraphFont" style:family="text">
      <style:text-properties fo:font-size="14pt" style:font-size-asian="14pt" style:font-size-complex="14pt"/>
    </style:style>
    <style:style style:name="T130" style:parent-style-name="DefaultParagraphFont" style:family="text">
      <style:text-properties fo:font-size="14pt" style:font-size-asian="14pt" style:font-size-complex="14pt"/>
    </style:style>
    <style:style style:name="T131" style:parent-style-name="DefaultParagraphFont" style:family="text">
      <style:text-properties fo:font-style="italic" style:font-style-asian="italic" style:font-style-complex="italic" fo:font-size="14pt" style:font-size-asian="14pt" style:font-size-complex="14pt"/>
    </style:style>
    <style:style style:name="T132" style:parent-style-name="DefaultParagraphFont" style:family="text">
      <style:text-properties fo:font-size="14pt" style:font-size-asian="14pt" style:font-size-complex="14pt"/>
    </style:style>
    <style:style style:name="T133" style:parent-style-name="DefaultParagraphFont" style:family="text">
      <style:text-properties fo:font-size="14pt" style:font-size-asian="14pt" style:font-size-complex="14pt"/>
    </style:style>
    <style:style style:name="P134" style:parent-style-name="Standard" style:family="paragraph">
      <style:paragraph-properties fo:margin-top="0.0791in" fo:margin-bottom="0.0791in"/>
      <style:text-properties fo:font-style="italic" style:font-style-asian="italic" style:font-style-complex="italic" fo:font-size="14pt" style:font-size-asian="14pt" style:font-size-complex="14pt"/>
    </style:style>
    <style:style style:name="P135" style:parent-style-name="Standard" style:family="paragraph">
      <style:paragraph-properties fo:margin-top="0.0791in" fo:margin-bottom="0.0791in"/>
      <style:text-properties fo:font-size="14pt" style:font-size-asian="14pt" style:font-size-complex="14pt"/>
    </style:style>
    <style:style style:name="P136" style:parent-style-name="Standard" style:family="paragraph">
      <style:paragraph-properties fo:margin-top="0.0791in" fo:margin-bottom="0.0791in"/>
    </style:style>
    <style:style style:name="T137" style:parent-style-name="DefaultParagraphFont" style:family="text">
      <style:text-properties fo:font-weight="bold" style:font-weight-asian="bold" style:font-weight-complex="bold" fo:font-size="14pt" style:font-size-asian="14pt" style:font-size-complex="14pt"/>
    </style:style>
    <style:style style:name="T138" style:parent-style-name="DefaultParagraphFont" style:family="text">
      <style:text-properties fo:font-size="14pt" style:font-size-asian="14pt" style:font-size-complex="14pt"/>
    </style:style>
    <style:style style:name="T139" style:parent-style-name="DefaultParagraphFont" style:family="text">
      <style:text-properties fo:font-size="14pt" style:font-size-asian="14pt" style:font-size-complex="14pt"/>
    </style:style>
    <style:style style:name="P140" style:parent-style-name="Standard" style:family="paragraph">
      <style:paragraph-properties fo:margin-top="0.0791in" fo:margin-bottom="0.0791in"/>
      <style:text-properties fo:font-size="14pt" style:font-size-asian="14pt" style:font-size-complex="14pt"/>
    </style:style>
    <style:style style:name="P141" style:parent-style-name="Standard" style:family="paragraph">
      <style:paragraph-properties fo:margin-top="0.0791in" fo:margin-bottom="0.0791in"/>
    </style:style>
    <style:style style:name="T142" style:parent-style-name="DefaultParagraphFont" style:family="text">
      <style:text-properties fo:font-weight="bold" style:font-weight-asian="bold" style:font-weight-complex="bold" fo:font-size="14pt" style:font-size-asian="14pt" style:font-size-complex="14pt"/>
    </style:style>
    <style:style style:name="T143" style:parent-style-name="DefaultParagraphFont" style:family="text">
      <style:text-properties fo:font-size="14pt" style:font-size-asian="14pt" style:font-size-complex="14pt"/>
    </style:style>
    <style:style style:name="T144" style:parent-style-name="DefaultParagraphFont" style:family="text">
      <style:text-properties fo:font-size="14pt" style:font-size-asian="14pt" style:font-size-complex="14pt"/>
    </style:style>
    <style:style style:name="P145" style:parent-style-name="Standard" style:family="paragraph">
      <style:paragraph-properties fo:text-align="end" fo:margin-top="0.0791in" fo:margin-bottom="0.0791in"/>
    </style:style>
    <style:style style:name="T146" style:parent-style-name="DefaultParagraphFont" style:family="text">
      <style:text-properties fo:font-size="14pt" style:font-size-asian="14pt" style:font-size-complex="14pt"/>
    </style:style>
    <style:style style:name="P147" style:parent-style-name="Standard" style:family="paragraph">
      <style:paragraph-properties fo:margin-top="0.0791in" fo:margin-bottom="0.0791in"/>
      <style:text-properties fo:font-size="14pt" style:font-size-asian="14pt" style:font-size-complex="14pt"/>
    </style:style>
  </office:automatic-styles>
  <office:body>
    <office:text text:use-soft-page-breaks="true">
      <text:p text:style-name="P1"><text:span text:style-name="T2">Po rozhovore so štrajkujúcimi učiteľmi sme sa snažili zohnať troch učiteľov/-ky, ktorý/-é tento školský rok neštrajkovali. Povzbudení ochotou štrajkujúcich učiteľov poskytnúť nám<text:s/></text:span><text:span text:style-name="T3">rozhovor sme si mysleli, že z veľkej väčšiny neštrajkujúcich bude jednoduché nájsť aspoň troch, ktorí by sa s nami podelili o svoje názory. Prvých pár minút postávania pred zborovňou nás však rýchlo uviedlo do reality. Rôzni učitelia mali pre svoj odmietav</text:span><text:span text:style-name="T4">ý postoj rôzne dôvody: „Školský časopis? Ó, to ja nikdy nedávam rozhovory<text:s/></text:span><text:span text:style-name="T5">(ďakujeme).</text:span><text:span text:style-name="T6">“, „ Nie, ja nechcem, aby moje názory počuli ostatní ľudia.“, „Štrajk? Prosím vás, toto ide úplne mimo mňa, ja sa takýmito myšlienkami vôbec nezaoberám.“, „Učím iba prvý r</text:span><text:span text:style-name="T7">ok, takže radšej by som sa k tomu vyjadroval/-a až keď budem mať dostatok skúseností.“, „Ja nie, ale skús sa spýtať niekoho iného.“ alebo len prosté „Nie, nechcem.“. Aby sme boli objektívni, musíme podotknúť, že boli aj takí, ktorí by poskytnúť rozhovor ch</text:span><text:span text:style-name="T8">celi, ale práve boli zavalení povinnosťami, prípadne sú vo vedúcej funkcii, teda sa štrajku zúčastňovať nemohli. Podotýkam, že sme sa nespýtali všetkých učiteľov/učiteliek. Nakoniec s rozhovorom (na prvé opýtanie) súhlasili s. Alžbeta a pani učiteľky Horvá</text:span><text:span text:style-name="T9">thová a Koleková.</text:span></text:p>
      <text:p text:style-name="P10">s. Alžbeta: „Ako učiteľke mi na školskom systéme najviac prekáža školský systém.“<text:line-break/>Koleková: „Pokiaľ sa nič nezmení na riadení štátu, tak my sa môžeme aj na hlavu postaviť.“<text:line-break/>Horváthová: „Sme zameraní na encyklopedické vedomosti, nič sa nedá preberať do hĺbky.“</text:p>
      <text:p text:style-name="P11">Minulý rok sa štrajku zúčastnili dve z vás, jedna sa ho zúčastniť nemohla, pretože bola na materskej. Tento rok sa nezapojila ani jedna. Môžete nám povedať prečo?</text:p>
      <text:p text:style-name="P12"><text:span text:style-name="T13">s. Alžbeta</text:span><text:span text:style-name="T14"><text:line-break/></text:span><text:span text:style-name="T15">Ja som sa nezúčastnila kvôli tomu, že jednak som nemala dost</text:span><text:span text:style-name="T16">atok informácii a podľa tých</text:span><text:span text:style-name="T17">,</text:span><text:span text:style-name="T18"><text:s/>ktoré som mala, sa mi zdalo, že je to tak narýchlo pripravené, narýchlo prišiel mail „zajtra sa už pripojte, pretože zajtra začíname“. Takže zdalo sa mi to (tento štrajk) taký nepripravený. Na druhej strane, nevidela som nejak</text:span><text:span text:style-name="T19">é jasné vízie, čo tým chceme dosiahnuť. Čo sa týka spoločnosti, nebola na to ani pripravená, ani nejakým spôsobom som necítila podporu zvonku. Všetci to brali tak, že zase chceme viac peňazí, pričom to nie je jediná vec, ktorú by sme tam chceli dosiahnuť.<text:s/></text:span><text:span text:style-name="T20">Tým pádom som skôr vnímala také negatívne nastavenie zo strany iných ľudí. Takže, toto boli moje základné dôvody prečo som sa rozhodla, že nie.</text:span></text:p>
      <text:p text:style-name="P21"><text:span text:style-name="T22">Koleková</text:span><text:span text:style-name="T23"><text:line-break/></text:span><text:span text:style-name="T24">Ja mám naozaj pocit, že táto spoločnosť nevníma, čo robia učitelia, preto si myslím, že celkovo aj rodi</text:span><text:span text:style-name="T25">čia, väčšina rodičov je nastavená proti zvyšovaniu platov v školstve, aj keď teda to nie je primárne pre ten štrajk. Ale možno treba takú zmenu celého nastavenia spoločnosti a aj myslenia spoločnosti; myslím, že takým násilným nútením vlády k zvýšeniu plat</text:span><text:span text:style-name="T26">ov to ani nedosiahneme, ani štrajkami. Pokiaľ nebudú tlačiť rodičia a spoločnosť na ocenenie práce učiteľa, tak my to nevyštrajkujeme.</text:span></text:p>
      <text:soft-page-break/>
      <text:p text:style-name="P27"><text:span text:style-name="T28">Horváthová</text:span><text:span text:style-name="T29"><text:line-break/></text:span><text:span text:style-name="T30">Ja som bola minulý rok na materskej dovolenke, takže ja som nebola pedagogický pracovník. Ale ak, ak by som tu</text:span><text:span text:style-name="T31"><text:s/>naplno učila, tak by som sa do štrajku určite zapojila.</text:span></text:p>
      <text:p text:style-name="P32">Myslíte si, ak teda vidíte nejaké veľké problémy v školstve, že štrajk je cesta, ako tieto problémy zlepšiť?</text:p>
      <text:p text:style-name="P33"><text:span text:style-name="T34">s. Alžbeta</text:span><text:span text:style-name="T35"><text:line-break/></text:span><text:span text:style-name="T36">Tie problémy v školstve?</text:span></text:p>
      <text:p text:style-name="P37">Áno. Alebo poprípade ak nie, tak akým inakším prostriedkom by sa to dalo zmeniť?</text:p>
      <text:p text:style-name="P38"><text:span text:style-name="T39">s. Alžbeta</text:span><text:span text:style-name="T40"><text:line-break/></text:span><text:span text:style-name="T41">No, môže to byť jeden zo spôsobov, ale musí byť na to pripravená aj spoločnosť, aj samotný ten štrajk musí byť pripravený - že vieme o čo nám ide, čo chceme dosiahnuť, nie že keď sa dostaneme k nejakej diskusii tak táp</text:span><text:span text:style-name="T42">eme, nevieme čo vlastne očakávame okrem nejakého zvyšovania platu. A také slovíčko<text:s/></text:span><text:span text:style-name="T43">reforma</text:span><text:span text:style-name="T44">, ktoré je u nás veľmi skloňované, - tak ako áno, zišla by sa- ale mala by byť naozaj dopredu pripravená, dlhodobo vyskúšaná, až potom aplikovaná na podmienky, v ktor</text:span><text:span text:style-name="T45">ých fungujeme, a nielen „rýchlo poďme niečo urobiť, poďme niečo zmeniť“ a aj tak neprinesie požadované zmeny alebo očakávané nejaké… neviem čo, tam si vymysli nejaké slovo (smiech).</text:span></text:p>
      <text:p text:style-name="P46"><text:span text:style-name="T47">Koleková</text:span><text:span text:style-name="T48"><text:line-break/></text:span><text:span text:style-name="T49">Ako mne osobne chýbajú nejaké konkrétne body, že reforma áno, urč</text:span><text:span text:style-name="T50">ite, ale treba naozaj, ako povedala sestra Alžbeta, mať pripravené konkrétne body. Lebo čo si každý myslí za reformou školstva, tak predovšetkým je to o zvyšovaní prostriedkov do školstva. Ale ako a kde? Načo? Čo vlastne reformovať? A takisto, podľa mňa, m</text:span><text:span text:style-name="T51">áme veľké očakávania, že keď sa bude niečo reformovať, tak si myslíme, že za rok uvidíme veľké výsledky, ale myslím si, že to je skôr záležitosť až jednej generácie, ako z roka na rok alebo o päť rokov po reforme vidieť výsledky. Takže na to treba pripravi</text:span><text:span text:style-name="T52">ť aj spoločnosť, že keď sa niečo zreformuje, možno to nebudú súčasní žiaci, ktorí budú vidieť tie výsledky školstva.</text:span></text:p>
      <text:p text:style-name="P53"><text:span text:style-name="T54">Horváthová</text:span><text:span text:style-name="T55"><text:line-break/></text:span><text:span text:style-name="T56">Ja si myslím, že najskôr si mali tí, ktorí to iniciovali, stanoviť, že čo vlastne chcú dosiahnuť a informovať tých učiteľov, týc</text:span><text:span text:style-name="T57">h pedagógov lepšie, že do čoho sa vlastne majú zapojiť. A mali mať lepšiu odozvu zo škôl, že koľko tých pedagógov sa zapojí. Myslím si, že tak, ako keď si zdravotníci robili svoj štrajk, že si to najskôr – je menej tých nemocníc<text:s/></text:span><text:span text:style-name="T58">(ako škôl, pozn. redaktora)</text:span><text:span text:style-name="T59"><text:s/>– zistili, že aké percento je ochotné sa zapojiť, a ak vedeli, že to je percento väčšie a že sa do toho oplatí ísť, tak do toho šli a vybojovali si svoje. Síce učiteľstvo je iné, tých škôl je veľmi veľa, ale myslím si, že tí, ktorí to iniciovali najskôr m</text:span><text:span text:style-name="T60">ali viac informovať každú školu, alebo každému pedagógovi rozposlať o čo ide, aby mal záujem sa do toho zapojiť.</text:span></text:p>
      <text:p text:style-name="P61">Uhm, takže v podstate sa všetky tri zhodnete v tom, že najväčší problém štrajku bola jeho zlá organizácia?</text:p>
      <text:soft-page-break/>
      <text:p text:style-name="P62"><text:span text:style-name="T63">Horváthová</text:span><text:span text:style-name="T64"><text:line-break/></text:span><text:span text:style-name="T65">/zatskanie jazykom/<text:s/></text:span><text:span text:style-name="T66">Je to</text:span><text:span text:style-name="T67"><text:s/>ťažko organizovať, pretože je neskutočne veľa škôl a je aj veľmi veľa pedagógov, školy sú základné, stredné,vysoké. To je…</text:span></text:p>
      <text:p text:style-name="P68"><text:span text:style-name="T69">Koleková</text:span><text:span text:style-name="T70"><text:line-break/></text:span><text:span text:style-name="T71">/zatskanie jazykom/<text:s/></text:span><text:span text:style-name="T72">Ja si trošku aj myslím, že to je aj vina učiteľov, lebo sme naozaj do toho išli a vedeli sme, že nič sa</text:span><text:span text:style-name="T73"><text:s/>za tejto vládnej garnitúry nezmení. A ja mám taký pocit, že naozaj. Pokiaľ sa nič nezmení na riadení štátu, že sa tam nedostanú tí správni ľudia, ktorí si to vedia uvedomiť, tak akože, my sa môžeme aj na hlavu postaviť, jednoducho nezmeníme nič. Nás budú<text:s/></text:span><text:span text:style-name="T74">len opíjať rožkami a šíriť lži o tom, ako to funguje v školstve, koľko učitelia dostali peňazí. Ale koľko tam ide naozaj peňazí, alebo koľko sa tam rozkradne alebo investuje do nejakých nezmyselných projektov, to už, to nikto na to nepoukáže.</text:span></text:p>
      <text:p text:style-name="P75">Čo vám ako učiteľkám najviac prekáža na školskom systéme?</text:p>
      <text:p text:style-name="P76"><text:span text:style-name="T77">s. Alžbeta</text:span><text:span text:style-name="T78"><text:line-break/></text:span><text:span text:style-name="T79">Školský systém.</text:span></text:p>
      <text:p text:style-name="P80">-spontánny smiech všetkých zúčastnených-</text:p>
      <text:p text:style-name="P81"><text:span text:style-name="T82">s. Alžbeta</text:span><text:span text:style-name="T83"><text:line-break/></text:span><text:span text:style-name="T84">Tak, len tak veľmi narýchlo<text:s/></text:span><text:span text:style-name="T85">(pred touto otázkou zazvonilo na hodinu, pozn. redaktora)</text:span><text:span text:style-name="T86">: jedna vec je počet študentov v triede, potom<text:s/></text:span><text:span text:style-name="T87">počet hodín, ktoré týždenne učíme. Ako, tam nie je nejaký veľký priestor na prípravu alebo na tvorivosť. A takisto aj tie cieľové požiadavky ako sú teraz postavené. Napríklad ja ako jazykárka - čo sa týka úrovne, nútenej úrovne B2, na ktorú sa - aj podľa t</text:span><text:span text:style-name="T88">oho, čo som minulý týždeň čítala – bežný človek normálnym spôsobom dopracuje vo veku dvadsiatich šiestich rokov a u nás maturujú vo veku osemnásť- devätnásť rokov, keď ešte na tej úrovni naozaj nemôžu byť. A to tlačenie len k nejakým výsledkom, ktoré v kon</text:span><text:span text:style-name="T89">ečnom dôsledku ani nie sú potrebné na vysokej škole alebo kdekoľvek inde. Takže toto.</text:span></text:p>
      <text:p text:style-name="P90"><text:span text:style-name="T91">Myslím, že keď sme sa o tom naposledy zhovárali, tak sme povedali, že tie skúšky sú nastavené tak, že skôr bránia kvalitnému, hlbšiemu a poriadnemu vzdelaniu. Vyučujúci j</text:span><text:span text:style-name="T92">e tlačený, aby študentov naučil na maturitu (resp. na T9), nie pre život a prax.</text:span></text:p>
      <text:p text:style-name="P93"><text:span text:style-name="T94">s. Alžbeta</text:span><text:span text:style-name="T95"><text:line-break/></text:span><text:span text:style-name="T96">Prikývne.</text:span></text:p>
      <text:p text:style-name="P97"><text:span text:style-name="T98">Koleková</text:span><text:span text:style-name="T99"><text:line-break/></text:span><text:span text:style-name="T100">No, ja napríklad osobne by som brala nejaké také zmysluplné školenia pre učiteľov; táto doba napreduje dopredu a všetky tie školenia, čo nám<text:s/></text:span><text:span text:style-name="T101">ponúka ministerstvo – mám taký pocit - sú len na zakrývanie a odlievanie peňazí. Ja čo som chodila na tie školenia, ja som sa tam<text:s/></text:span><text:span text:style-name="T102">v živote nič nenaučila</text:span><text:span text:style-name="T103">, pokiaľ som si nejaké iné školenie sama nezaplatila alebo som sa sama niečo nenaučila vo svojom voľnom<text:s/></text:span><text:span text:style-name="T104">čase, tak som sa to určite nenaučila z nejakých projektov, ktoré ponúka ministerstvo školstva. Takže to je jedna ďalšia vec<text:s/></text:span><text:span text:style-name="T105">(sestra Alžbeta vehementne prikyvuje)</text:span><text:span text:style-name="T106">. Existuje veľa podnikov, ktoré školia svojich zamestnancov a cielene sa snažia, aby to školeni</text:span><text:span text:style-name="T107">e malo efekt, a ja si myslím, že v školstve je to len školenie pre školenie a na získanie kreditov, ale mne<text:s/></text:span><text:soft-page-break/><text:span text:style-name="T108">osobne teda nič nedalo žiadne školenie, ktoré som absolvovala. To je, podľa mňa, jedna taká veľká nevýhoda.</text:span></text:p>
      <text:p text:style-name="P109"><text:span text:style-name="T110">Horváthová</text:span><text:span text:style-name="T111"><text:line-break/></text:span><text:span text:style-name="T112">Tiež ten systém. Ja (ako učit</text:span><text:span text:style-name="T113">eľka matematiky a fyziky) si myslím, že sú veľké nároky, – že zamerané je to viac-menej na také encyklopedické vedomosti, nič sa nedá preberať do hĺbky, je slabé vybavenie pomôcok vo fyzike, tie nové neprichádzajú, staré dosluhujú. Takže, podľa mňa, ak chc</text:span><text:span text:style-name="T114">e školstvo docieliť to, aby žiaci boli kreatívni, tak to nemôže byť postavené na tom, že majú obsiahnuť veľké množstvo vedomostí a všetko len tak povrchne.</text:span></text:p>
      <text:p text:style-name="P115">Posledná otázka. Čo by ste odkázali študentom, ako vás v tomto môžeme podporiť? Ako môžeme ako študenti docieliť zmenu školského systému, prípadne zvýšenie platu učiteľom?</text:p>
      <text:p text:style-name="P116"><text:span text:style-name="T117">Horváthová</text:span><text:span text:style-name="T118"><text:line-break/></text:span><text:span text:style-name="T119">Myslím si, že študenti nijako, ale rodičia tých študentov. Tým, že by sa aj oni možno zapojili do štrajku, alebo nás podporili nejakým iným spôsobom.</text:span></text:p>
      <text:p text:style-name="P120"><text:span text:style-name="T121">s. Alžbeta</text:span><text:span text:style-name="T122"><text:line-break/></text:span><text:span text:style-name="T123">Ale tak v ko</text:span><text:span text:style-name="T124">nečnom dôsledku aj študenti môžu. Keď sú napríklad nejaké protesty, tak nech tam nevidno len učiteľov, ale aj tých, kvôli ktorým sa taktiež protestuje. Aby boli prítomní aj študenti a rodičia. A potom, je to celé zle vnímané. Decká sa akurát tešia, že budú</text:span><text:span text:style-name="T125"><text:s/>mať voľno a sú tu aj tie také postoje, že „načo idú štrajkovať, však im to netreba...“. Teda aby videli tú podstatu - o čo tam hlavne ide.</text:span></text:p>
      <text:p text:style-name="P126"><text:span text:style-name="T127">Koleková</text:span><text:span text:style-name="T128"><text:line-break/></text:span><text:span text:style-name="T129">Ja si myslím, že aj študenti by mohli dávať spätnú väzbu. Poskytnúť ju či už rodičom alebo aj verejnosti ne</text:span><text:span text:style-name="T130">jakým svojím vyjadrením alebo napísaním nejakej eseje. Ak je nejaký učiteľ, ktorého si vážia a ktorého prácu si vážia, tak by to mohli dať najavo. Možno cez nejaké študentské rádio<text:s/></text:span><text:span text:style-name="T131">(alebo časopis, pozn. redaktora)</text:span><text:span text:style-name="T132">. Nejaký ten pozitívny signál, že ich učite</text:span><text:span text:style-name="T133">lia si zaslúžia viac, lebo robia veľa, a veľa aj pre nich.</text:span></text:p>
      <text:p text:style-name="P134">Chceli by ste ešte niečo dodať?</text:p>
      <text:p text:style-name="P135">-chvíľa ticha-</text:p>
      <text:p text:style-name="P136"><text:span text:style-name="T137">Horváthová</text:span><text:span text:style-name="T138"><text:line-break/></text:span><text:span text:style-name="T139">Bežíme učiť.</text:span></text:p>
      <text:p text:style-name="P140">-smiech-</text:p>
      <text:p text:style-name="P141"><text:span text:style-name="T142">s. Alžbeta</text:span><text:span text:style-name="T143"><text:line-break/></text:span><text:span text:style-name="T144">Naši študenti nás čakajú.</text:span></text:p>
      <text:p text:style-name="P145"><text:span text:style-name="T146">Juraj Valach</text:span></text:p>
      <text:p text:style-name="P1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k" fo:country="SK"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 Kyselica</dc:creator>
    <meta:creation-date>2016-10-19T18:18:00Z</meta:creation-date>
    <dc:date>2016-10-24T10:36:00Z</dc:date>
    <meta:template xlink:href="Normal.dotm" xlink:type="simple"/>
    <meta:editing-cycles>18</meta:editing-cycles>
    <meta:editing-duration>PT5760S</meta:editing-duration>
    <meta:document-statistic meta:page-count="4" meta:paragraph-count="20" meta:word-count="1506" meta:character-count="10073" meta:row-count="71" meta:non-whitespace-character-count="8587"/>
  </office:meta>
</office:document-meta>
</file>